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text-properties officeooo:rsid="002c1be0" officeooo:paragraph-rsid="002c1be0"/>
    </style:style>
    <style:style style:name="P23" style:family="paragraph" style:parent-style-name="Standard">
      <style:paragraph-properties fo:break-before="page"/>
      <style:text-properties officeooo:rsid="001c227a" officeooo:paragraph-rsid="0022f076"/>
    </style:style>
    <style:style style:name="P24" style:family="paragraph" style:parent-style-name="Standard" style:list-style-name="L1">
      <style:text-properties officeooo:paragraph-rsid="0013f2a7"/>
    </style:style>
    <style:style style:name="P25" style:family="paragraph" style:parent-style-name="Standard" style:list-style-name="L2">
      <style:text-properties officeooo:paragraph-rsid="001c227a"/>
    </style:style>
    <style:style style:name="P26" style:family="paragraph" style:parent-style-name="Standard" style:list-style-name="L3">
      <style:text-properties officeooo:rsid="001c227a" officeooo:paragraph-rsid="001c227a"/>
    </style:style>
    <style:style style:name="P27" style:family="paragraph" style:parent-style-name="Standard" style:list-style-name="L3">
      <style:text-properties officeooo:rsid="001c227a" officeooo:paragraph-rsid="0020443c"/>
    </style:style>
    <style:style style:name="P28" style:family="paragraph" style:parent-style-name="Standard" style:list-style-name="L3">
      <style:text-properties officeooo:rsid="001c227a" officeooo:paragraph-rsid="0022f076"/>
    </style:style>
    <style:style style:name="P29" style:family="paragraph" style:parent-style-name="Standard" style:list-style-name="L3">
      <style:text-properties officeooo:rsid="001c227a" officeooo:paragraph-rsid="0023f11a"/>
    </style:style>
    <style:style style:name="P30" style:family="paragraph" style:parent-style-name="Standard" style:list-style-name="L3">
      <style:text-properties officeooo:rsid="001c227a" officeooo:paragraph-rsid="0028e2eb"/>
    </style:style>
    <style:style style:name="P31" style:family="paragraph" style:parent-style-name="Standard" style:list-style-name="L3">
      <style:text-properties officeooo:rsid="001c227a" officeooo:paragraph-rsid="002b6e82"/>
    </style:style>
    <style:style style:name="P32" style:family="paragraph" style:parent-style-name="Standard" style:list-style-name="L3">
      <style:text-properties officeooo:rsid="002c1799" officeooo:paragraph-rsid="002c1799"/>
    </style:style>
    <style:style style:name="P33" style:family="paragraph" style:parent-style-name="Standard">
      <style:text-properties officeooo:rsid="002c1799" officeooo:paragraph-rsid="002c1799"/>
    </style:style>
    <style:style style:name="P34" style:family="paragraph" style:parent-style-name="Standard">
      <style:text-properties style:text-position="super 58%" officeooo:rsid="002c1799" officeooo:paragraph-rsid="002c1799"/>
    </style:style>
    <style:style style:name="P35" style:family="paragraph" style:parent-style-name="Standard">
      <style:text-properties officeooo:rsid="002c8153" officeooo:paragraph-rsid="002c8153"/>
    </style:style>
    <style:style style:name="P36" style:family="paragraph" style:parent-style-name="Standard">
      <style:text-properties officeooo:rsid="003022aa" officeooo:paragraph-rsid="003022aa"/>
    </style:style>
    <style:style style:name="P37" style:family="paragraph" style:parent-style-name="Standard">
      <style:text-properties officeooo:rsid="00319c39" officeooo:paragraph-rsid="00319c39"/>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officeooo:rsid="0014e0ed"/>
    </style:style>
    <style:style style:name="T6" style:family="text">
      <style:text-properties officeooo:rsid="001b1c88"/>
    </style:style>
    <style:style style:name="T7" style:family="text">
      <style:text-properties officeooo:rsid="0013f2a7"/>
    </style:style>
    <style:style style:name="T8" style:family="text">
      <style:text-properties officeooo:rsid="0020443c"/>
    </style:style>
    <style:style style:name="T9" style:family="text">
      <style:text-properties officeooo:rsid="0023f11a"/>
    </style:style>
    <style:style style:name="T10" style:family="text">
      <style:text-properties officeooo:rsid="002b2985"/>
    </style:style>
    <style:style style:name="T11" style:family="text">
      <style:text-properties officeooo:rsid="002c1be0"/>
    </style:style>
    <style:style style:name="T12" style:family="text">
      <style:text-properties officeooo:rsid="002de920"/>
    </style:style>
    <style:style style:name="T13" style:family="text">
      <style:text-properties officeooo:rsid="0032c04a"/>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3739349124035072" text:style-name="L1">
        <text:list-item>
          <text:p text:style-name="P24"><text:span text:style-name="T7">March 21</text:span><text:span text:style-name="T2">st</text:span><text:span text:style-name="T7">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5">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5">the </text:span>next meeting will be held Tuesday 29<text:span text:style-name="T1">th</text:span> of March after class, <text:span text:style-name="T5">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5771210272289458456" text:style-name="L2">
        <text:list-item>
          <text:p text:style-name="P25"><text:span text:style-name="T7">March 29</text:span><text:span text:style-name="T2">th</text:span><text:span text:style-name="T7"> 2016</text:span></text:p>
        </text:list-item>
      </text:list>
      <text:p text:style-name="P4"/>
      <text:p text:style-name="P6">We’ve quickly looked through our basic java files. <text:span text:style-name="T6">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7">Dennis, Jonas, Emil, Fredrik. (All)</text:span></text:p>
      <text:p text:style-name="P7"/>
      <text:list xml:id="list1670615827919706504" text:style-name="L3">
        <text:list-item>
          <text:p text:style-name="P26">April 1<text:span text:style-name="T1">st</text:span> 2016</text:p>
        </text:list-item>
      </text:list>
      <text:p text:style-name="P15"/>
      <text:p text:style-name="P15">Called Kristian, no reply but left a voicemail and hopefully he calls back. <text:span text:style-name="T8">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7">Dennis, Jonas, Emil, Fredrik. (All)</text:span></text:p>
      <text:p text:style-name="P5"/>
      <text:list xml:id="list231934696146368" text:continue-numbering="true" text:style-name="L3">
        <text:list-item>
          <text:p text:style-name="P27">A<text:span text:style-name="T8">pril 4</text:span><text:span text:style-name="T3">th</text:span><text:span text:style-name="T8"> 2016</text:span></text:p>
        </text:list-item>
      </text:list>
      <text:p text:style-name="P8"/>
      <text:p text:style-name="P17">Meeting was moved to April 5<text:span text:style-name="T1">th</text:span> 2016.</text:p>
      <text:p text:style-name="P9"/>
      <text:p text:style-name="P23"/>
      <text:list xml:id="list231932736108068" text:continue-numbering="true" text:style-name="L3">
        <text:list-item>
          <text:p text:style-name="P28">A<text:span text:style-name="T8">pril 5</text:span><text:span text:style-name="T3">th</text:span><text:span text:style-name="T8">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9">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7">Dennis, Jonas, Emil, Fredrik (All) + Client.</text:span></text:p>
      <text:p text:style-name="P18"/>
      <text:list xml:id="list231933737590238" text:continue-numbering="true" text:style-name="L3">
        <text:list-item>
          <text:p text:style-name="P29">A<text:span text:style-name="T8">pril 11</text:span><text:span text:style-name="T3">th</text:span><text:span text:style-name="T8">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0">We’ve agreed that all software design will be done before April 23</text:span><text:span text:style-name="T4">rd</text:span><text:span text:style-name="T10">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7">Dennis, Jonas, Emil, Fredrik (All) + Asger. Feedback &amp; open discussion.</text:span></text:p>
      <text:p text:style-name="P11"/>
      <text:list xml:id="list231933189473187" text:continue-numbering="true" text:style-name="L3">
        <text:list-item>
          <text:p text:style-name="P30">A<text:span text:style-name="T8">pril 12</text:span><text:span text:style-name="T3">th</text:span><text:span text:style-name="T8">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231933955267150" text:continue-numbering="true" text:style-name="L3">
        <text:list-item>
          <text:p text:style-name="P31">A<text:span text:style-name="T8">pril 18</text:span><text:span text:style-name="T3">th</text:span><text:span text:style-name="T8"> 2016</text:span></text:p>
        </text:list-item>
      </text:list>
      <text:p text:style-name="P12"/>
      <text:p text:style-name="P22">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22"/>
      <text:p text:style-name="P22"><text:soft-page-break/>Next meeting: Tomorrow during our next meeting our focus will be 100% directed towards ITO requirements and completing as many of them as possible.</text:p>
      <text:p text:style-name="P22"/>
      <text:p text:style-name="P22">Members Present: Jonas, Emil, Dennis, Fredrik (All).</text:p>
      <text:p text:style-name="P22"/>
      <text:list xml:id="list231932739537892" text:continue-numbering="true" text:style-name="L3">
        <text:list-item>
          <text:p text:style-name="P32">April 19<text:span text:style-name="T1">th</text:span> 2016</text:p>
        </text:list-item>
      </text:list>
      <text:p text:style-name="P35"/>
      <text:p text:style-name="P35">Finally managed to get started on our Report. We’ve completed our feasibility studies along with Stakeholder analysis’. This also means that due to our feasibility studies that we now know the exact amount of time that we have left to complete the entire project and will be adding a countdown on developer hours in the captains log from here on.</text:p>
      <text:p text:style-name="P35"/>
      <text:p text:style-name="P35">Next meeting: <text:span text:style-name="T12">ITO(Risk Analysis), Commence description of UP in Project.</text:span></text:p>
      <text:p text:style-name="P35"/>
      <text:p text:style-name="P35">Members Present: <text:span text:style-name="T11">Jonas, Emil, Dennis, Fredrik (All).</text:span></text:p>
      <text:p text:style-name="P35"/>
      <text:p text:style-name="P36">Developer Hours: 10 hours on ITO.</text:p>
      <text:p text:style-name="P36"/>
      <text:p text:style-name="P37">ITO: 10/20 – SWD: 0/70 – OSCA: 0/10 – SWK: 0/30 – <text:span text:style-name="T13">Buffer 0/61.5</text:span></text:p>
      <text:p text:style-name="P35"/>
      <text:p text:style-name="P35">ETA: 181,5 Hrs Remaining pr. Developer</text:p>
      <text:p text:style-name="P33"/>
      <text:list xml:id="list231934644243383" text:continue-numbering="true" text:style-name="L3">
        <text:list-item>
          <text:p text:style-name="P32">April 22<text:span text:style-name="T1">nd</text:span> 2016</text:p>
        </text:list-item>
        <text:list-item>
          <text:p text:style-name="P32">April 26<text:span text:style-name="T1">th</text:span> 2016</text:p>
        </text:list-item>
        <text:list-item>
          <text:p text:style-name="P32">April 29<text:span text:style-name="T1">th</text:span> 2016</text:p>
        </text:list-item>
        <text:list-item>
          <text:p text:style-name="P32">May 3<text:span text:style-name="T1">rd</text:span> 2016</text:p>
        </text:list-item>
        <text:list-item>
          <text:p text:style-name="P32">May 6<text:span text:style-name="T1">th</text:span> 2016</text:p>
        </text:list-item>
        <text:list-item>
          <text:p text:style-name="P32">May 10<text:span text:style-name="T1">th</text:span> 2016</text:p>
        </text:list-item>
        <text:list-item>
          <text:p text:style-name="P32">May 13<text:span text:style-name="T1">th</text:span> 2016</text:p>
        </text:list-item>
        <text:list-item>
          <text:p text:style-name="P32">May 17<text:span text:style-name="T1">th</text:span> 2016</text:p>
        </text:list-item>
        <text:list-item>
          <text:p text:style-name="P32">May 20<text:span text:style-name="T1">th</text:span> 2016</text:p>
        </text:list-item>
        <text:list-item>
          <text:p text:style-name="P32">May 24<text:span text:style-name="T1">th</text:span> 2016</text:p>
        </text:list-item>
        <text:list-item>
          <text:p text:style-name="P32">May 27<text:span text:style-name="T1">th</text:span> 2016</text:p>
        </text:list-item>
        <text:list-item>
          <text:p text:style-name="P32">May 31<text:span text:style-name="T1">st</text:span> 2016</text:p>
        </text:list-item>
      </text:list>
      <text:p text:style-name="P12"/>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19T23:19:19.062243000</dc:date>
    <meta:editing-duration>PT6H21M38S</meta:editing-duration>
    <meta:editing-cycles>17</meta:editing-cycles>
    <meta:generator>LibreOffice/5.1.1.3$MacOSX_X86_64 LibreOffice_project/89f508ef3ecebd2cfb8e1def0f0ba9a803b88a6d</meta:generator>
    <meta:document-statistic meta:table-count="0" meta:image-count="0" meta:object-count="0" meta:page-count="3" meta:paragraph-count="52" meta:word-count="1038" meta:character-count="6000" meta:non-whitespace-character-count="5028"/>
  </office:meta>
</office:document-meta>
</file>